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style:text-position="33% 80%"/>
    </style:style>
    <style:style style:name="T2" style:family="text">
      <style:text-properties fo:font-variant="normal" fo:text-transform="none" fo:color="#000000" style:font-name="Trebuchet MS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Trebuchet MS" fo:font-size="11.25pt" fo:letter-spacing="normal" fo:font-style="normal" fo:font-weight="normal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20 is the smallest number that can be divided by each of the numbers from 1 to 10 without any remainder.</text:p>
      <text:p text:style-name="P2"><text:span text:style-name="T2">What is the smallest positive number that is </text:span><text:span text:style-name="Definition"><text:span text:style-name="T3">evenly divisible </text:span></text:span><text:span text:style-name="T2">by all of the numbers from 1 to 20?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22:10:25.648000000</meta:creation-date>
    <dc:date>2015-06-05T19:11:06.980000000</dc:date>
    <meta:editing-duration>PT2M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" meta:word-count="40" meta:character-count="203" meta:non-whitespace-character-count="165"/>
  </office:meta>
</office:document-meta>
</file>